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858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ro3" style:family="table-row">
      <style:table-row-properties style:row-height="0.404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363cm" fo:break-before="auto" style:use-optimal-row-height="false"/>
    </style:style>
    <style:style style:name="ro6" style:family="table-row">
      <style:table-row-properties style:row-height="0.688cm" fo:break-before="auto" style:use-optimal-row-height="tru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73cm" fo:break-before="auto" style:use-optimal-row-height="false"/>
    </style:style>
    <style:style style:name="ro10" style:family="table-row">
      <style:table-row-properties style:row-height="0.586cm" fo:break-before="auto" style:use-optimal-row-height="false"/>
    </style:style>
    <style:style style:name="ro11" style:family="table-row">
      <style:table-row-properties style:row-height="1.538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0000" style:font-name="Consola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3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3" table:number-columns-repeated="16375" table:default-cell-style-name="ce39"/>
        <table:table-row table:style-name="ro1">
          <table:table-cell table:style-name="ce1" office:value-type="string" calcext:value-type="string" table:number-columns-spanned="4" table:number-rows-spanned="1">
            <text:p>Empresa: DECORE DECORAÇÃO E PAPELARI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el. Marcos Rovaris 773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714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71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71"/>
          <table:table-cell table:style-name="ce3" table:number-columns-repeated="3"/>
          <table:table-cell table:number-columns-repeated="16375"/>
        </table:table-row>
        <table:table-row table:style-name="ro2">
          <table:table-cell table:style-name="ce1" office:value-type="string" calcext:value-type="string" table:number-columns-spanned="9" table:number-rows-spanned="1">
            <text:p><text:span text:style-name="T1">Unidade Escolar: APP EMEF </text:span><text:span text:style-name="T2">QUINTINO RIZZIERI</text:span></text:p>
          </table:table-cell>
          <table:covered-table-cell table:number-columns-repeated="8" table:style-name="ce1"/>
          <table:table-cell table:number-columns-repeated="16375"/>
        </table:table-row>
        <table:table-row table:style-name="ro3">
          <table:table-cell table:style-name="ce1" office:value-type="string" calcext:value-type="string" table:number-columns-spanned="9" table:number-rows-spanned="1">
            <text:p><text:span text:style-name="T1">Endereço: </text:span><text:span text:style-name="T2">RUA OLIVIO BIFF</text:span>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2">
          <table:table-cell table:style-name="ce1" office:value-type="string" calcext:value-type="string" table:number-columns-spanned="9" table:number-rows-spanned="1">
            <text:p><text:span text:style-name="T1">Telefone: (48) </text:span><text:span text:style-name="T2">3431-3568</text:span></text:p>
          </table:table-cell>
          <table:covered-table-cell table:number-columns-repeated="8" table:style-name="ce1"/>
          <table:table-cell table:number-columns-repeated="16375"/>
        </table:table-row>
        <table:table-row table:style-name="ro4">
          <table:table-cell table:style-name="ce1" office:value-type="string" calcext:value-type="string" table:number-columns-spanned="9" table:number-rows-spanned="1">
            <text:p>CNPJ: </text:p>
          </table:table-cell>
          <table:covered-table-cell table:number-columns-repeated="8" table:style-name="ce1"/>
          <table:table-cell table:number-columns-repeated="16375"/>
        </table:table-row>
        <table:table-row table:style-name="ro5">
          <table:table-cell table:style-name="ce1" office:value-type="string" calcext:value-type="string" table:number-columns-spanned="9" table:number-rows-spanned="1">
            <text:p><text:span text:style-name="T1">Recurso: PDDE</text:span><text:span text:style-name="T2"> EDUCAÇÃO BÁSICA</text:span></text:p>
          </table:table-cell>
          <table:covered-table-cell table:number-columns-repeated="7" table:style-name="ce35"/>
          <table:covered-table-cell table:style-name="ce125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/>
          <table:table-cell table:style-name="ce37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0"/>
          <table:table-cell table:style-name="ce3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6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7" office:value-type="string" calcext:value-type="string">
            <text:p>Valor</text:p>
            <text:p>Unitário</text:p>
          </table:table-cell>
          <table:table-cell table:style-name="ce117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1">
          <table:table-cell table:style-name="ce7" office:value-type="float" office:value="1" calcext:value-type="float">
            <text:p>01</text:p>
          </table:table-cell>
          <table:table-cell table:style-name="ce8" office:value-type="string" calcext:value-type="string" table:number-columns-spanned="5" table:number-rows-spanned="1">
            <text:p>JOGO DA MEMORIA SAFARI</text:p>
          </table:table-cell>
          <table:covered-table-cell table:number-columns-repeated="4" table:style-name="ce8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64.6" calcext:value-type="float">
            <text:p>R$ 64,60</text:p>
          </table:table-cell>
          <table:table-cell table:style-name="ce118" table:formula="of:=[.H18]*[.G18]" office:value-type="float" office:value="129.2" calcext:value-type="float">
            <text:p>R$ 129,20</text:p>
          </table:table-cell>
          <table:table-cell table:number-columns-repeated="16375"/>
        </table:table-row>
        <table:table-row table:style-name="ro1">
          <table:table-cell table:style-name="ce7" office:value-type="float" office:value="2" calcext:value-type="float">
            <text:p>02</text:p>
          </table:table-cell>
          <table:table-cell table:style-name="ce8" office:value-type="string" calcext:value-type="string" table:number-columns-spanned="5" table:number-rows-spanned="1">
            <text:p>JOGO DA MEMORIA UNICORNI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55.9" calcext:value-type="float">
            <text:p>R$ 55,90</text:p>
          </table:table-cell>
          <table:table-cell table:style-name="ce118" table:formula="of:=[.H19]*[.G19]" office:value-type="float" office:value="111.8" calcext:value-type="float">
            <text:p>R$ 111,80</text:p>
          </table:table-cell>
          <table:table-cell table:number-columns-repeated="16375"/>
        </table:table-row>
        <table:table-row table:style-name="ro1">
          <table:table-cell table:style-name="ce7" office:value-type="float" office:value="3" calcext:value-type="float">
            <text:p>03</text:p>
          </table:table-cell>
          <table:table-cell table:style-name="ce8" office:value-type="string" calcext:value-type="string" table:number-columns-spanned="5" table:number-rows-spanned="1">
            <text:p>JOGO DA MEMORIA DINOSSAUR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55.9" calcext:value-type="float">
            <text:p>R$ 55,90</text:p>
          </table:table-cell>
          <table:table-cell table:style-name="ce118" table:formula="of:=[.H20]*[.G20]" office:value-type="float" office:value="111.8" calcext:value-type="float">
            <text:p>R$ 111,80</text:p>
          </table:table-cell>
          <table:table-cell table:number-columns-repeated="16375"/>
        </table:table-row>
        <table:table-row table:style-name="ro1">
          <table:table-cell table:style-name="ce7" office:value-type="float" office:value="4" calcext:value-type="float">
            <text:p>04</text:p>
          </table:table-cell>
          <table:table-cell table:style-name="ce8" office:value-type="string" calcext:value-type="string" table:number-columns-spanned="5" table:number-rows-spanned="1">
            <text:p>JOGO DA MEMORIA PRINCESA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55.9" calcext:value-type="float">
            <text:p>R$ 55,90</text:p>
          </table:table-cell>
          <table:table-cell table:style-name="ce118" table:formula="of:=[.H21]*[.G21]" office:value-type="float" office:value="55.9" calcext:value-type="float">
            <text:p>R$ 55,90</text:p>
          </table:table-cell>
          <table:table-cell table:number-columns-repeated="16375"/>
        </table:table-row>
        <table:table-row table:style-name="ro1">
          <table:table-cell table:style-name="ce7" office:value-type="float" office:value="5" calcext:value-type="float">
            <text:p>05</text:p>
          </table:table-cell>
          <table:table-cell table:style-name="ce8" office:value-type="string" calcext:value-type="string" table:number-columns-spanned="5" table:number-rows-spanned="1">
            <text:p>QUEBRA-CABECA PRIMEIRAS CONTAS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3" calcext:value-type="float">
            <text:p>3</text:p>
          </table:table-cell>
          <table:table-cell table:style-name="ce118" office:value-type="float" office:value="55.9" calcext:value-type="float">
            <text:p>R$ 55,90</text:p>
          </table:table-cell>
          <table:table-cell table:style-name="ce118" table:formula="of:=[.H22]*[.G22]" office:value-type="float" office:value="167.7" calcext:value-type="float">
            <text:p>R$ 167,70</text:p>
          </table:table-cell>
          <table:table-cell table:number-columns-repeated="16375"/>
        </table:table-row>
        <table:table-row table:style-name="ro1">
          <table:table-cell table:style-name="ce7" office:value-type="float" office:value="6" calcext:value-type="float">
            <text:p>06</text:p>
          </table:table-cell>
          <table:table-cell table:style-name="ce8" office:value-type="string" calcext:value-type="string" table:number-columns-spanned="5" table:number-rows-spanned="1">
            <text:p>QUEBRA-CABECA SOLETRANDO E ESCREVEND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3" calcext:value-type="float">
            <text:p>3</text:p>
          </table:table-cell>
          <table:table-cell table:style-name="ce118" office:value-type="float" office:value="149.9" calcext:value-type="float">
            <text:p>R$ 149,90</text:p>
          </table:table-cell>
          <table:table-cell table:style-name="ce118" table:formula="of:=[.H23]*[.G23]" office:value-type="float" office:value="449.7" calcext:value-type="float">
            <text:p>R$ 449,70</text:p>
          </table:table-cell>
          <table:table-cell table:number-columns-repeated="16375"/>
        </table:table-row>
        <table:table-row table:style-name="ro1">
          <table:table-cell table:style-name="ce7" office:value-type="float" office:value="7" calcext:value-type="float">
            <text:p>07</text:p>
          </table:table-cell>
          <table:table-cell table:style-name="ce8" office:value-type="string" calcext:value-type="string" table:number-columns-spanned="5" table:number-rows-spanned="1">
            <text:p>DOMINIO DE MADEIRA PINGOS COLOR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48.9" calcext:value-type="float">
            <text:p>R$ 48,90</text:p>
          </table:table-cell>
          <table:table-cell table:style-name="ce118" table:formula="of:=[.H24]*[.G24]" office:value-type="float" office:value="97.8" calcext:value-type="float">
            <text:p>R$ 97,80</text:p>
          </table:table-cell>
          <table:table-cell table:number-columns-repeated="16375"/>
        </table:table-row>
        <table:table-row table:style-name="ro1">
          <table:table-cell table:style-name="ce7" office:value-type="float" office:value="9" calcext:value-type="float">
            <text:p>09</text:p>
          </table:table-cell>
          <table:table-cell table:style-name="ce8" office:value-type="string" calcext:value-type="string" table:number-columns-spanned="5" table:number-rows-spanned="1">
            <text:p>SILABAS DOS BICHOS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5" calcext:value-type="float">
            <text:p>5</text:p>
          </table:table-cell>
          <table:table-cell table:style-name="ce118" office:value-type="float" office:value="55.9" calcext:value-type="float">
            <text:p>R$ 55,90</text:p>
          </table:table-cell>
          <table:table-cell table:style-name="ce118" table:formula="of:=[.H25]*[.G25]" office:value-type="float" office:value="279.5" calcext:value-type="float">
            <text:p>R$ 279,50</text:p>
          </table:table-cell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5" table:number-rows-spanned="1">
            <text:p>JOGO EMPILHANDO QUEIJ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45.5" calcext:value-type="float">
            <text:p>R$ 45,50</text:p>
          </table:table-cell>
          <table:table-cell table:style-name="ce118" table:formula="of:=[.H26]*[.G26]" office:value-type="float" office:value="91" calcext:value-type="float">
            <text:p>R$ 91,00</text:p>
          </table:table-cell>
          <table:table-cell table:number-columns-repeated="1637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 table:number-columns-spanned="5" table:number-rows-spanned="1">
            <text:p>QUEBRA-CABECA MONTANDO O ALFABET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55.9" calcext:value-type="float">
            <text:p>R$ 55,90</text:p>
          </table:table-cell>
          <table:table-cell table:style-name="ce118" table:formula="of:=[.H27]*[.G27]" office:value-type="float" office:value="111.8" calcext:value-type="float">
            <text:p>R$ 111,80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 table:number-columns-spanned="5" table:number-rows-spanned="1">
            <text:p>ACHE E ENCAIXE APRENDENDO A ESCREVER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125.9" calcext:value-type="float">
            <text:p>R$ 125,90</text:p>
          </table:table-cell>
          <table:table-cell table:style-name="ce118" table:formula="of:=[.H28]*[.G28]" office:value-type="float" office:value="251.8" calcext:value-type="float">
            <text:p>R$ 251,80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 table:number-columns-spanned="5" table:number-rows-spanned="1">
            <text:p>ACHE E ENCAIXE ALFABETO TATIL 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125.9" calcext:value-type="float">
            <text:p>R$ 125,90</text:p>
          </table:table-cell>
          <table:table-cell table:style-name="ce118" table:formula="of:=[.H29]*[.G29]" office:value-type="float" office:value="251.8" calcext:value-type="float">
            <text:p>R$ 251,80</text:p>
          </table:table-cell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 table:number-columns-spanned="5" table:number-rows-spanned="1">
            <text:p>QUEBRA-CABECA PROGRESSIVO DINOSSAUR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55.9" calcext:value-type="float">
            <text:p>R$ 55,90</text:p>
          </table:table-cell>
          <table:table-cell table:style-name="ce118" table:formula="of:=[.H30]*[.G30]" office:value-type="float" office:value="55.9" calcext:value-type="float">
            <text:p>R$ 55,90</text:p>
          </table:table-cell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 table:number-columns-spanned="5" table:number-rows-spanned="1">
            <text:p>FORCA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62.9" calcext:value-type="float">
            <text:p>R$ 62,90</text:p>
          </table:table-cell>
          <table:table-cell table:style-name="ce118" table:formula="of:=[.H31]*[.G31]" office:value-type="float" office:value="62.9" calcext:value-type="float">
            <text:p>R$ 62,90</text:p>
          </table:table-cell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 table:number-columns-spanned="5" table:number-rows-spanned="1">
            <text:p>LABORATORIO DO ALFABETO E PRIMEIRA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164.9" calcext:value-type="float">
            <text:p>R$ 164,90</text:p>
          </table:table-cell>
          <table:table-cell table:style-name="ce118" table:formula="of:=[.H32]*[.G32]" office:value-type="float" office:value="329.8" calcext:value-type="float">
            <text:p>R$ 329,80</text:p>
          </table:table-cell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 table:number-columns-spanned="5" table:number-rows-spanned="1">
            <text:p>QUEBRA-CABECA TRENZINHO DO ALFABET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125.9" calcext:value-type="float">
            <text:p>R$ 125,90</text:p>
          </table:table-cell>
          <table:table-cell table:style-name="ce118" table:formula="of:=[.H33]*[.G33]" office:value-type="float" office:value="251.8" calcext:value-type="float">
            <text:p>R$ 251,80</text:p>
          </table:table-cell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 table:number-columns-spanned="5" table:number-rows-spanned="1">
            <text:p>PALAVRAS CRUZADAS 132 PEÇAS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4" calcext:value-type="float">
            <text:p>4</text:p>
          </table:table-cell>
          <table:table-cell table:style-name="ce118" office:value-type="float" office:value="64.9" calcext:value-type="float">
            <text:p>R$ 64,90</text:p>
          </table:table-cell>
          <table:table-cell table:style-name="ce118" table:formula="of:=[.H34]*[.G34]" office:value-type="float" office:value="259.6" calcext:value-type="float">
            <text:p>R$ 259,60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5" table:number-rows-spanned="1">
            <text:p>BRINCANDO COM AS SILABAS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3" calcext:value-type="float">
            <text:p>3</text:p>
          </table:table-cell>
          <table:table-cell table:style-name="ce118" office:value-type="float" office:value="44.9" calcext:value-type="float">
            <text:p>R$ 44,90</text:p>
          </table:table-cell>
          <table:table-cell table:style-name="ce118" table:formula="of:=[.H35]*[.G35]" office:value-type="float" office:value="134.7" calcext:value-type="float">
            <text:p>R$ 134,70</text:p>
          </table:table-cell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 table:number-columns-spanned="5" table:number-rows-spanned="1">
            <text:p>ALFABETO ANIMAD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44.9" calcext:value-type="float">
            <text:p>R$ 44,90</text:p>
          </table:table-cell>
          <table:table-cell table:style-name="ce118" table:formula="of:=[.H36]*[.G36]" office:value-type="float" office:value="89.8" calcext:value-type="float">
            <text:p>R$ 89,80</text:p>
          </table:table-cell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 table:number-columns-spanned="5" table:number-rows-spanned="1">
            <text:p>GIRALFABETO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35.5" calcext:value-type="float">
            <text:p>R$ 35,50</text:p>
          </table:table-cell>
          <table:table-cell table:style-name="ce118" table:formula="of:=[.H37]*[.G37]" office:value-type="float" office:value="71" calcext:value-type="float">
            <text:p>R$ 71,00</text:p>
          </table:table-cell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 table:number-columns-spanned="5" table:number-rows-spanned="1">
            <text:p>ELEFANUMEROS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35.5" calcext:value-type="float">
            <text:p>R$ 35,50</text:p>
          </table:table-cell>
          <table:table-cell table:style-name="ce118" table:formula="of:=[.H38]*[.G38]" office:value-type="float" office:value="71" calcext:value-type="float">
            <text:p>R$ 71,00</text:p>
          </table:table-cell>
          <table:table-cell table:number-columns-repeated="16375"/>
        </table:table-row>
        <table:table-row table:style-name="ro7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 table:number-columns-spanned="5" table:number-rows-spanned="1">
            <text:p>CONHECENDO OS NUMEROS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" calcext:value-type="float">
            <text:p>2</text:p>
          </table:table-cell>
          <table:table-cell table:style-name="ce118" office:value-type="float" office:value="35.5" calcext:value-type="float">
            <text:p>R$ 35,50</text:p>
          </table:table-cell>
          <table:table-cell table:style-name="ce118" table:formula="of:=[.H39]*[.G39]" office:value-type="float" office:value="71" calcext:value-type="float">
            <text:p>R$ 71,00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5" table:number-rows-spanned="1">
            <text:p>MATERIAL DOURADO EDUCATIVO C/ 74 PECAS</text:p>
          </table:table-cell>
          <table:covered-table-cell table:number-columns-repeated="3" table:style-name="ce71"/>
          <table:covered-table-cell table:style-name="ce97"/>
          <table:table-cell table:style-name="ce109" office:value-type="float" office:value="20" calcext:value-type="float">
            <text:p>20</text:p>
          </table:table-cell>
          <table:table-cell table:style-name="ce118" office:value-type="float" office:value="29.5" calcext:value-type="float">
            <text:p>R$ 29,50</text:p>
          </table:table-cell>
          <table:table-cell table:style-name="ce118" table:formula="of:=[.H40]*[.G40]" office:value-type="float" office:value="590" calcext:value-type="float">
            <text:p>R$ 590,00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 table:number-columns-spanned="2" table:number-rows-spanned="1">
            <text:p>Data</text:p>
          </table:table-cell>
          <table:covered-table-cell table:style-name="ce38"/>
          <table:table-cell table:style-name="ce72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6"/>
          <table:table-cell table:style-name="ce90" office:value-type="string" calcext:value-type="string" table:number-columns-spanned="2" table:number-rows-spanned="2">
            <text:p>TOTAIS</text:p>
            <text:p/>
          </table:table-cell>
          <table:covered-table-cell table:style-name="ce100"/>
          <table:table-cell table:style-name="ce110" office:value-type="string" calcext:value-type="string" table:number-columns-spanned="2" table:number-rows-spanned="2">
            <text:p>Data de validade da proposta: 31/12/2023</text:p>
          </table:table-cell>
          <table:covered-table-cell table:style-name="ce119"/>
          <table:table-cell table:style-name="ce109" office:value-type="string" calcext:value-type="string">
            <text:p>TOTAL GERAL</text:p>
          </table:table-cell>
          <table:table-cell table:number-columns-repeated="16375"/>
        </table:table-row>
        <table:table-row table:style-name="ro1">
          <table:table-cell table:style-name="ce12"/>
          <table:table-cell table:style-name="ce42"/>
          <table:covered-table-cell table:style-name="ce73"/>
          <table:covered-table-cell table:style-name="ce77"/>
          <table:covered-table-cell table:style-name="ce91"/>
          <table:covered-table-cell table:style-name="ce101"/>
          <table:covered-table-cell table:style-name="ce111"/>
          <table:covered-table-cell table:style-name="ce121"/>
          <table:table-cell table:style-name="ce92" table:formula="of:=SUM([.I18:.I40])-[.G44]" office:value-type="float" office:value="4097.3" calcext:value-type="float" table:number-columns-spanned="1" table:number-rows-spanned="4">
            <text:p>R$ 4.097,30</text:p>
          </table:table-cell>
          <table:table-cell table:number-columns-repeated="16375"/>
        </table:table-row>
        <table:table-row table:style-name="ro1">
          <table:table-cell table:style-name="ce15" office:value-type="date" office:date-value="2023-08-21" calcext:value-type="date" table:number-columns-spanned="2" table:number-rows-spanned="3">
            <text:p>21/8/2023</text:p>
          </table:table-cell>
          <table:covered-table-cell table:style-name="ce53"/>
          <table:table-cell table:style-name="ce8" table:number-columns-spanned="2" table:number-rows-spanned="3"/>
          <table:covered-table-cell table:style-name="ce83"/>
          <table:table-cell table:style-name="ce92" table:formula="of:=SUM([.I18:.I40])" office:value-type="float" office:value="4097.3" calcext:value-type="float" table:number-columns-spanned="2" table:number-rows-spanned="3">
            <text:p>R$ 4.097,30</text:p>
          </table:table-cell>
          <table:covered-table-cell table:style-name="ce102"/>
          <table:table-cell table:style-name="ce112" office:value-type="string" calcext:value-type="string" table:number-columns-spanned="2" table:number-rows-spanned="1">
            <text:p>Desconto</text:p>
          </table:table-cell>
          <table:covered-table-cell table:style-name="ce122"/>
          <table:covered-table-cell table:style-name="ce127"/>
          <table:table-cell table:number-columns-repeated="16375"/>
        </table:table-row>
        <table:table-row table:style-name="ro1">
          <table:covered-table-cell table:style-name="ce16"/>
          <table:covered-table-cell table:style-name="ce55"/>
          <table:covered-table-cell table:style-name="ce74"/>
          <table:covered-table-cell table:style-name="ce84"/>
          <table:covered-table-cell table:style-name="ce93"/>
          <table:covered-table-cell table:style-name="ce103"/>
          <table:table-cell table:style-name="ce115" table:number-columns-spanned="2" table:number-rows-spanned="2"/>
          <table:covered-table-cell table:style-name="ce103"/>
          <table:covered-table-cell table:style-name="ce127"/>
          <table:table-cell table:number-columns-repeated="16375"/>
        </table:table-row>
        <table:table-row table:style-name="ro8">
          <table:covered-table-cell table:style-name="ce17"/>
          <table:covered-table-cell table:style-name="ce56"/>
          <table:covered-table-cell table:style-name="ce75"/>
          <table:covered-table-cell table:style-name="ce85"/>
          <table:covered-table-cell table:style-name="ce94"/>
          <table:covered-table-cell table:style-name="ce106"/>
          <table:covered-table-cell table:style-name="ce94"/>
          <table:covered-table-cell table:style-name="ce106"/>
          <table:covered-table-cell table:style-name="ce115"/>
          <table:table-cell table:number-columns-repeated="16375"/>
        </table:table-row>
        <table:table-row table:style-name="ro9">
          <table:table-cell table:style-name="ce18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58"/>
          <table:covered-table-cell table:style-name="ce86"/>
          <table:table-cell table:style-name="ce96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8"/>
          <table:table-cell table:style-name="ce123"/>
          <table:table-cell table:style-name="ce129"/>
          <table:table-cell table:number-columns-repeated="16375"/>
        </table:table-row>
        <table:table-row table:style-name="ro10">
          <table:table-cell table:style-name="ce23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1"/>
          <table:covered-table-cell table:style-name="ce87"/>
          <table:table-cell table:style-name="ce23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1"/>
          <table:covered-table-cell table:style-name="ce87"/>
          <table:table-cell table:number-columns-repeated="16375"/>
        </table:table-row>
        <table:table-row table:style-name="ro1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11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8" table:number-rows-repeated="2">
          <table:table-cell table:number-columns-repeated="16384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7:26:03.6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9-11T17:28:27.807000000</dc:date>
    <meta:generator>LibreOffice/7.6.0.3$Windows_X86_64 LibreOffice_project/69edd8b8ebc41d00b4de3915dc82f8f0fc3b6265</meta:generator>
    <meta:editing-duration>PT1H3M58S</meta:editing-duration>
    <meta:editing-cycles>16</meta:editing-cycles>
    <meta:document-statistic meta:table-count="1" meta:cell-count="149" meta:object-count="0"/>
    <meta:user-defined meta:name="AppVersion">16.0300</meta:user-defined>
  </office:meta>
</office:document-meta>
</file>